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9831" officeooo:paragraph-rsid="00119831"/>
    </style:style>
    <style:style style:name="P2" style:family="paragraph" style:parent-style-name="Standard">
      <style:text-properties style:text-underline-style="none" officeooo:rsid="00119831" officeooo:paragraph-rsid="00119831"/>
    </style:style>
    <style:style style:name="P3" style:family="paragraph" style:parent-style-name="Standard">
      <style:text-properties style:text-underline-style="none" officeooo:rsid="00122904" officeooo:paragraph-rsid="00122904"/>
    </style:style>
    <style:style style:name="P4" style:family="paragraph" style:parent-style-name="Standard">
      <style:text-properties style:text-underline-style="none" officeooo:rsid="00134fb2" officeooo:paragraph-rsid="00134fb2"/>
    </style:style>
    <style:style style:name="P5" style:family="paragraph" style:parent-style-name="Standard">
      <style:text-properties style:text-underline-style="none" officeooo:rsid="001421f0" officeooo:paragraph-rsid="001421f0"/>
    </style:style>
    <style:style style:name="P6" style:family="paragraph" style:parent-style-name="Standard">
      <style:text-properties style:text-underline-style="none" officeooo:rsid="001604cc" officeooo:paragraph-rsid="001604cc"/>
    </style:style>
    <style:style style:name="P7" style:family="paragraph" style:parent-style-name="Standard">
      <style:text-properties style:text-underline-style="none" officeooo:rsid="0016e3e0" officeooo:paragraph-rsid="0016e3e0"/>
    </style:style>
    <style:style style:name="P8" style:family="paragraph" style:parent-style-name="Standard">
      <style:text-properties style:text-underline-style="none" officeooo:rsid="001767d8" officeooo:paragraph-rsid="001767d8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119831" officeooo:paragraph-rsid="00119831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122904" officeooo:paragraph-rsid="00122904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22904" officeooo:paragraph-rsid="00122904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22904" officeooo:paragraph-rsid="001421f0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421f0" officeooo:paragraph-rsid="001421f0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604cc" officeooo:paragraph-rsid="001604cc" style:font-size-asian="18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6e3e0" officeooo:paragraph-rsid="0016e3e0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Liberation Serif" fo:font-size="18pt" style:text-underline-style="solid" style:text-underline-width="auto" style:text-underline-color="font-color" fo:font-weight="bold" officeooo:rsid="001767d8" officeooo:paragraph-rsid="001767d8" style:font-size-asian="18pt" style:font-weight-asian="bold" style:font-size-complex="18pt" style:font-weight-complex="bold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oix :</text:p>
      <text:p text:style-name="P1"/>
      <text:p text:style-name="P2">@startsalt</text:p>
      <text:p text:style-name="P2">{+</text:p>
      <text:p text:style-name="P2">{#</text:p>
      <text:p text:style-name="P2">Objets à proximité | Objets connectés</text:p>
      <text:p text:style-name="P2">[&lt;&amp;arrow-thick-right&gt;Objet1] | [&lt;&amp;arrow-thick-right&gt;Lampe salon] </text:p>
      <text:p text:style-name="P2">[&lt;&amp;arrow-thick-right&gt;Objet2] | [&lt;&amp;arrow-thick-right&gt;Télévision]</text:p>
      <text:p text:style-name="P2">[&lt;&amp;arrow-thick-right&gt;Objet3] | [&lt;&amp;arrow-thick-right&gt;Chauffage chambre]</text:p>
      <text:p text:style-name="P2">[&lt;&amp;arrow-thick-right&gt;Objet4] | .</text:p>
      <text:p text:style-name="P2">}</text:p>
      <text:p text:style-name="P2">}</text:p>
      <text:p text:style-name="P2">@endsalt</text:p>
      <text:p text:style-name="P2"/>
      <text:p text:style-name="P10">Objet_ajout :</text:p>
      <text:p text:style-name="P2"/>
      <text:p text:style-name="P3">@startsalt</text:p>
      <text:p text:style-name="P3">{+</text:p>
      <text:p text:style-name="P3">"Non" | ^Type^</text:p>
      <text:p text:style-name="P3">^Pièce^ |[&lt;&amp;plus&gt;Ajouter]</text:p>
      <text:p text:style-name="P3">}</text:p>
      <text:p text:style-name="P3">@endsalt</text:p>
      <text:p text:style-name="P3"/>
      <text:p text:style-name="P3"/>
      <text:p text:style-name="P11">Objet_profil_modif</text:p>
      <text:p text:style-name="P3"/>
      <text:p text:style-name="P3"/>
      <text:p text:style-name="P4">@startsalt</text:p>
      <text:p text:style-name="P4">{+</text:p>
      <text:p text:style-name="P4">"Non" | ^Type^</text:p>
      <text:p text:style-name="P4">^Pièce^ |[&lt;&amp;circle-check&gt;Modifier]</text:p>
      <text:p text:style-name="P4">}</text:p>
      <text:p text:style-name="P4">@endsalt</text:p>
      <text:p text:style-name="P4"/>
      <text:p text:style-name="P12">Objet_profil</text:p>
      <text:p text:style-name="P4"/>
      <text:p text:style-name="P5">@startsalt</text:p>
      <text:p text:style-name="P5">{+</text:p>
      <text:p text:style-name="P5">Non | Type</text:p>
      <text:p text:style-name="P5">Pièce |[&lt;&amp;arrow-thick-right&gt;Modifier]</text:p>
      <text:p text:style-name="P5">}</text:p>
      <text:p text:style-name="P5">@endsalt</text:p>
      <text:p text:style-name="P5"/>
      <text:p text:style-name="P13">Consommation</text:p>
      <text:p text:style-name="P5"/>
      <text:p text:style-name="P5">@startsalt</text:p>
      <text:p text:style-name="P5">{#</text:p>
      <text:p text:style-name="P5">Objets/Pièce | Consommation</text:p>
      <text:p text:style-name="P5">Chambre1 | 300W</text:p>
      <text:p text:style-name="P5">Chambre2 | 80W</text:p>
      <text:p text:style-name="P5"><text:soft-page-break/>Prise1 | 120W</text:p>
      <text:p text:style-name="P5">Prise2 | 200W</text:p>
      <text:p text:style-name="P5">Prise3 | 40W</text:p>
      <text:p text:style-name="P5">}</text:p>
      <text:p text:style-name="P5">@endsalt</text:p>
      <text:p text:style-name="P5"/>
      <text:p text:style-name="P14">Création</text:p>
      <text:p text:style-name="P5"/>
      <text:p text:style-name="P6">@startsalt</text:p>
      <text:p text:style-name="P6">{+</text:p>
      <text:p text:style-name="P6">[&lt;&amp;arrow-thick-right&gt;Création jours] </text:p>
      <text:p text:style-name="P6">[&lt;&amp;arrow-thick-right&gt;Création semaine]</text:p>
      <text:p text:style-name="P6">[&lt;&amp;arrow-thick-right&gt;Création mois]</text:p>
      <text:p text:style-name="P6">}</text:p>
      <text:p text:style-name="P6">@endsalt</text:p>
      <text:p text:style-name="P6"/>
      <text:p text:style-name="P15">Mois</text:p>
      <text:p text:style-name="P6"/>
      <text:p text:style-name="P7">@startsalt</text:p>
      <text:p text:style-name="P7">{+ </text:p>
      <text:p text:style-name="P7">[&lt;&amp;arrow-thick-right&gt;Création semaine]</text:p>
      <text:p text:style-name="P7">semaine1 : | ^semaine type ^</text:p>
      <text:p text:style-name="P7">semaine2 : | ^semaine type ^</text:p>
      <text:p text:style-name="P7">semaine3 : | ^semaine type ^</text:p>
      <text:p text:style-name="P7">semaine4 : | ^semaine type ^</text:p>
      <text:p text:style-name="P7">semaine5 : | ^semaine type ^</text:p>
      <text:p text:style-name="P7">}</text:p>
      <text:p text:style-name="P7">@endsalt</text:p>
      <text:p text:style-name="P7"/>
      <text:p text:style-name="P16">Semaine</text:p>
      <text:p text:style-name="P7"/>
      <text:p text:style-name="P8">@startsalt</text:p>
      <text:p text:style-name="P8">{+ </text:p>
      <text:p text:style-name="P8">[&lt;&amp;arrow-thick-right&gt;Création jours]</text:p>
      <text:p text:style-name="P8">"Nom de semaine" <text:s/>| ^jours type ^| ^jours type ^| ^jours type ^| ^jours type ^| ^jours type ^| ^jours type ^| ^jours type ^</text:p>
      <text:p text:style-name="P8">[&lt;&amp;plus&gt;Ajout de la semaine]</text:p>
      <text:p text:style-name="P8">}</text:p>
      <text:p text:style-name="P8">@endsa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</meta:initial-creator>
    <meta:creation-date>2014-11-20T09:40:57.013801231</meta:creation-date>
    <dc:date>2014-11-20T11:33:06.449171094</dc:date>
    <dc:creator>arthur </dc:creator>
    <meta:editing-duration>PT1H47M38S</meta:editing-duration>
    <meta:editing-cycles>7</meta:editing-cycles>
    <meta:generator>LibreOffice/4.2.7.2$Linux_x86 LibreOffice_project/420m0$Build-2</meta:generator>
    <meta:document-statistic meta:table-count="0" meta:image-count="0" meta:object-count="0" meta:page-count="2" meta:paragraph-count="71" meta:word-count="166" meta:character-count="1224" meta:non-whitespace-character-count="1124"/>
  </office:meta>
</office:document-meta>
</file>